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4" style:master-page-name="MP0" style:family="paragraph">
      <style:paragraph-properties fo:break-before="page"/>
    </style:style>
    <style:style style:name="T2" style:parent-style-name="StrongEmphasis" style:family="text">
      <style:text-properties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StrongEmphasis" style:family="text">
      <style:text-properties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T6" style:parent-style-name="StrongEmphasis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T8" style:parent-style-name="StrongEmphasis" style:family="text">
      <style:text-properties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P10" style:parent-style-name="Textbody" style:family="paragraph">
      <style:text-properties fo:font-size="14pt" style:font-size-asian="14pt" style:font-size-complex="14pt"/>
    </style:style>
    <style:style style:name="T11" style:parent-style-name="StrongEmphasis" style:family="text">
      <style:text-properties fo:font-size="14pt" style:font-size-asian="14pt" style:font-size-complex="14pt"/>
    </style:style>
    <style:style style:name="P12" style:parent-style-name="Textbody" style:family="paragraph">
      <style:text-properties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T15" style:parent-style-name="StrongEmphasis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T19" style:parent-style-name="StrongEmphasis" style:family="text">
      <style:text-properties fo:font-size="14pt" style:font-size-asian="14pt" style:font-size-complex="14pt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P21" style:parent-style-name="Textbody" style:family="paragraph">
      <style:text-properties fo:font-size="14pt" style:font-size-asian="14pt" style:font-size-complex="14pt"/>
    </style:style>
    <style:style style:name="P22" style:parent-style-name="Textbody" style:family="paragraph">
      <style:text-properties fo:font-size="14pt" style:font-size-asian="14pt" style:font-size-complex="14pt"/>
    </style:style>
    <style:style style:name="P23" style:parent-style-name="Textbody" style:family="paragraph">
      <style:text-properties fo:font-size="14pt" style:font-size-asian="14pt" style:font-size-complex="14pt"/>
    </style:style>
    <style:style style:name="P24" style:parent-style-name="Textbody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h text:style-name="P1" text:outline-level="4"><text:span text:style-name="T2">How to choose the threshold?</text:span></text:h>
      <text:p text:style-name="Textbody"/>
      <text:p text:style-name="Textbody"><text:bookmark-start text:name="e8a2"/><text:bookmark-end text:name="e8a2"/><text:span text:style-name="T3">We can convert the probabilities from a logistic regression model to predictions using a threshold value,</text:span><text:span text:style-name="T4"><text:s/>t</text:span><text:span text:style-name="T5">. If the probability is greater than this threshold value,<text:s/></text:span><text:span text:style-name="T6">t</text:span><text:span text:style-name="T7">, we predict it to be as positive result and if the probability of is less than the threshold value,<text:s/></text:span><text:span text:style-name="T8">t</text:span><text:span text:style-name="T9">, then we predict it as negative result.</text:span></text:p>
      <text:p text:style-name="P10"/>
      <text:p text:style-name="Textbody"><text:bookmark-start text:name="06ea"/><text:bookmark-end text:name="06ea"/><text:span text:style-name="T11">How to select the value for t:</text:span></text:p>
      <text:p text:style-name="P12"/>
      <text:p text:style-name="Textbody"><text:bookmark-start text:name="1a0a"/><text:bookmark-end text:name="1a0a"/><text:span text:style-name="T13">The threshold valu</text:span><text:span text:style-name="T14">e,<text:s/></text:span><text:span text:style-name="T15">t</text:span><text:span text:style-name="T16">, is often selected based on which errors are<text:s/></text:span><text:span text:style-name="T17">better. This</text:span><text:span text:style-name="T18"><text:s/>would imply that<text:s/></text:span><text:span text:style-name="T19">t</text:span><text:span text:style-name="T20"><text:s/>would be best for no errors but it’s rare to have a model that predicts perfectly,</text:span></text:p>
      <text:p text:style-name="P21"><text:bookmark-start text:name="6d5a"/><text:bookmark-end text:name="6d5a"/>There are two types of errors that this model can make:</text:p>
      <text:p text:style-name="P22"><text:line-break/>1. where model predicts 1, but the<text:s/>actual outcome is 0,</text:p>
      <text:p text:style-name="P23"><text:bookmark-start text:name="75e9"/><text:bookmark-end text:name="75e9"/>2. Where model predicts 0, but the actual outcome is 1.</text:p>
      <text:p text:style-name="P24">You can try different threshold values and finally choose the one which give the best results.</text:p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cob John</dc:creator>
    <meta:creation-date>2019-02-13T16:50:00Z</meta:creation-date>
    <dc:date>2020-03-22T06:09:00Z</dc:date>
    <meta:template xlink:href="Normal.dotm" xlink:type="simple"/>
    <meta:editing-cycles>2</meta:editing-cycles>
    <meta:editing-duration>PT60S</meta:editing-duration>
    <meta:document-statistic meta:page-count="1" meta:paragraph-count="1" meta:word-count="122" meta:character-count="820" meta:row-count="5" meta:non-whitespace-character-count="699"/>
  </office:meta>
</office:document-meta>
</file>